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80000000800482B8425106B401F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6.351cm" table:align="margins" style:writing-mode="lr-tb"/>
    </style:style>
    <style:style style:name="Tabla1.A" style:family="table-column">
      <style:table-column-properties style:column-width="16.351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6.351cm" table:align="margins" style:writing-mode="lr-tb"/>
    </style:style>
    <style:style style:name="Tabla2.A" style:family="table-column">
      <style:table-column-properties style:column-width="16.351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6.351cm" table:align="margins" style:writing-mode="lr-tb"/>
    </style:style>
    <style:style style:name="Tabla3.A" style:family="table-column">
      <style:table-column-properties style:column-width="16.351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6.351cm" table:align="margins" style:writing-mode="lr-tb"/>
    </style:style>
    <style:style style:name="Tabla4.A" style:family="table-column">
      <style:table-column-properties style:column-width="16.351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6.351cm" table:align="margins" style:writing-mode="lr-tb"/>
    </style:style>
    <style:style style:name="Tabla5.A" style:family="table-column">
      <style:table-column-properties style:column-width="16.351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6.351cm" table:align="margins" style:writing-mode="lr-tb"/>
    </style:style>
    <style:style style:name="Tabla6.A" style:family="table-column">
      <style:table-column-properties style:column-width="16.351cm" style:rel-column-width="65535*"/>
    </style:style>
    <style:style style:name="Tabla6.A1" style:family="table-cell">
      <style:table-cell-properties fo:padding="0.097cm" fo:border="0.05pt solid #000000"/>
    </style:style>
    <style:style style:name="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P3" style:family="paragraph" style:parent-style-name="Standard">
      <style:text-properties style:font-name="Arial" fo:language="ca" fo:country="ES" officeooo:paragraph-rsid="0026f9d2"/>
    </style:style>
    <style:style style:name="P4" style:family="paragraph" style:parent-style-name="Standard">
      <style:text-properties style:font-name="Arial1" fo:font-size="11pt" fo:language="ca" fo:country="ES" fo:font-weight="normal" officeooo:rsid="001fe75d" style:font-size-asian="11pt" style:font-weight-asian="normal" style:font-size-complex="11pt" style:font-weight-complex="normal"/>
    </style:style>
    <style:style style:name="P5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P6" style:family="paragraph" style:parent-style-name="Footnote">
      <style:paragraph-properties fo:line-height="100%" style:snap-to-layout-grid="false"/>
    </style:style>
    <style:style style:name="P7" style:family="paragraph" style:parent-style-name="Footnote">
      <style:text-properties fo:font-size="5pt" style:font-size-asian="5pt"/>
    </style:style>
    <style:style style:name="P8" style:family="paragraph" style:parent-style-name="Text_20_body">
      <style:text-properties style:font-name="Arial1" fo:font-size="11pt" fo:language="ca" fo:country="ES" fo:font-weight="normal" officeooo:rsid="001fe75d" officeooo:paragraph-rsid="001fe75d" style:font-size-asian="11pt" style:font-weight-asian="normal" style:font-size-complex="11pt" style:font-weight-complex="normal"/>
    </style:style>
    <style:style style:name="P9" style:family="paragraph" style:parent-style-name="Text_20_body">
      <style:text-properties style:font-name="Arial1" fo:font-size="11pt" fo:language="ca" fo:country="ES" fo:font-weight="normal" officeooo:rsid="003aa29d" officeooo:paragraph-rsid="0047b880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Arial1" fo:font-size="11pt" fo:language="ca" fo:country="ES" fo:font-weight="normal" officeooo:rsid="00227169" officeooo:paragraph-rsid="0047b880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Arial1" fo:font-size="11pt" fo:language="ca" fo:country="ES" fo:font-weight="normal" officeooo:rsid="00227169" officeooo:paragraph-rsid="004c57e3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Arial1" fo:font-size="11pt" fo:language="ca" fo:country="ES" fo:font-weight="bold" officeooo:rsid="003aa29d" officeooo:paragraph-rsid="0047b880" style:font-size-asian="11pt" style:font-weight-asian="bold" style:font-size-complex="11pt" style:font-weight-complex="bold"/>
    </style:style>
    <style:style style:name="P13" style:family="paragraph" style:parent-style-name="Text_20_body">
      <style:text-properties style:font-name="Arial1" fo:font-size="11pt" fo:language="ca" fo:country="ES" fo:font-weight="bold" officeooo:rsid="00227169" officeooo:paragraph-rsid="0047b880" style:font-size-asian="11pt" style:font-weight-asian="bold" style:font-size-complex="11pt" style:font-weight-complex="bold"/>
    </style:style>
    <style:style style:name="P14" style:family="paragraph" style:parent-style-name="Text_20_body">
      <style:text-properties style:font-name="Arial1" fo:font-size="11pt" fo:language="ca" fo:country="ES" fo:font-weight="bold" officeooo:rsid="001fe75d" officeooo:paragraph-rsid="0047b880" style:font-size-asian="11pt" style:font-weight-asian="bold" style:font-size-complex="11pt" style:font-weight-complex="bold"/>
    </style:style>
    <style:style style:name="P15" style:family="paragraph" style:parent-style-name="Text_20_body">
      <style:text-properties style:font-name="Arial1" fo:font-size="14pt" fo:language="ca" fo:country="ES" fo:font-weight="bold" officeooo:rsid="0047b880" officeooo:paragraph-rsid="0047b880" style:font-size-asian="14pt" style:font-weight-asian="bold" style:font-size-complex="14pt" style:font-weight-complex="bold"/>
    </style:style>
    <style:style style:name="P16" style:family="paragraph" style:parent-style-name="Text_20_body">
      <style:text-properties style:font-name="Arial" fo:font-size="11pt" fo:language="ca" fo:country="ES" fo:font-weight="normal" officeooo:rsid="003aa29d" officeooo:paragraph-rsid="00447885" style:font-size-asian="11pt" style:font-weight-asian="normal" style:font-size-complex="11pt" style:font-weight-complex="normal"/>
    </style:style>
    <style:style style:name="P17" style:family="paragraph" style:parent-style-name="Text_20_body">
      <style:text-properties style:font-name="Courier New1" fo:font-size="11pt" fo:language="ca" fo:country="ES" fo:font-weight="normal" officeooo:rsid="00227169" officeooo:paragraph-rsid="0047b880" style:font-size-asian="11pt" style:font-weight-asian="normal" style:font-size-complex="11pt" style:font-weight-complex="normal"/>
    </style:style>
    <style:style style:name="P18" style:family="paragraph" style:parent-style-name="Text_20_body">
      <style:paragraph-properties fo:margin-top="0cm" fo:margin-bottom="0.499cm" loext:contextual-spacing="false"/>
      <style:text-properties officeooo:paragraph-rsid="00447885"/>
    </style:style>
    <style:style style:name="P19" style:family="paragraph" style:parent-style-name="Text_20_body">
      <style:paragraph-properties fo:margin-top="0cm" fo:margin-bottom="0.499cm" loext:contextual-spacing="false"/>
      <style:text-properties style:font-name="Arial" fo:font-size="11pt" fo:font-weight="normal" officeooo:paragraph-rsid="00447885" style:font-size-asian="11pt" style:font-weight-asian="normal" style:font-size-complex="11pt" style:font-weight-complex="normal"/>
    </style:style>
    <style:style style:name="P20" style:family="paragraph" style:parent-style-name="Text_20_body">
      <style:paragraph-properties fo:margin-top="0cm" fo:margin-bottom="0.499cm" loext:contextual-spacing="false" fo:break-before="page"/>
      <style:text-properties officeooo:paragraph-rsid="00447885"/>
    </style:style>
    <style:style style:name="P21" style:family="paragraph" style:parent-style-name="Text_20_body">
      <style:paragraph-properties fo:break-before="page"/>
      <style:text-properties style:font-name="Arial1" fo:font-size="11pt" fo:language="ca" fo:country="ES" fo:font-weight="bold" officeooo:rsid="001fe75d" officeooo:paragraph-rsid="0047b880" style:font-size-asian="11pt" style:font-weight-asian="bold" style:font-size-complex="11pt" style:font-weight-complex="bold"/>
    </style:style>
    <style:style style:name="P22" style:family="paragraph" style:parent-style-name="Standard" style:master-page-name="Standard">
      <style:paragraph-properties style:page-number="auto"/>
      <style:text-properties style:font-name="Arial" fo:font-size="14pt" fo:language="ca" fo:country="ES" officeooo:paragraph-rsid="00343c7c" style:font-size-asian="14pt" style:font-name-complex="Arial" style:font-size-complex="14pt"/>
    </style:style>
    <style:style style:name="P23" style:family="paragraph" style:parent-style-name="Text_20_body" style:list-style-name="L1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4" style:family="paragraph" style:parent-style-name="Text_20_body">
      <style:text-properties fo:color="#0000ff" style:font-name="Courier New1" fo:font-size="11pt" fo:language="ca" fo:country="ES" fo:font-weight="bold" officeooo:rsid="004c57e3" officeooo:paragraph-rsid="004c57e3" fo:background-color="transparent" style:font-size-asian="11pt" style:font-weight-asian="bold" style:font-size-complex="11pt" style:font-weight-complex="bold"/>
    </style:style>
    <style:style style:name="P25" style:family="paragraph" style:parent-style-name="Text_20_body" style:list-style-name="L1">
      <style:paragraph-properties fo:margin-top="0cm" fo:margin-bottom="0.499cm" loext:contextual-spacing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6" style:family="paragraph" style:parent-style-name="Text_20_body">
      <style:paragraph-properties fo:margin-top="0cm" fo:margin-bottom="0.499cm" loext:contextual-spacing="false"/>
      <style:text-properties style:font-name="Arial" fo:font-size="11pt" fo:font-weight="normal" officeooo:paragraph-rsid="00447885" style:font-size-asian="11pt" style:font-weight-asian="normal" style:font-size-complex="11pt" style:font-weight-complex="normal"/>
    </style:style>
    <style:style style:name="P27" style:family="paragraph" style:parent-style-name="Table_20_Contents">
      <style:text-properties fo:color="#0000ff" officeooo:rsid="004c57e3" officeooo:paragraph-rsid="004c57e3"/>
    </style:style>
    <style:style style:name="P28" style:family="paragraph" style:parent-style-name="Table_20_Contents">
      <style:text-properties fo:color="#0000ff" officeooo:rsid="004e8a3b" officeooo:paragraph-rsid="004e8a3b"/>
    </style:style>
    <style:style style:name="P29" style:family="paragraph" style:parent-style-name="Table_20_Contents">
      <style:text-properties fo:color="#0000ff" fo:font-weight="bold" officeooo:rsid="004c57e3" officeooo:paragraph-rsid="004c57e3" style:font-weight-asian="bold" style:font-weight-complex="bold"/>
    </style:style>
    <style:style style:name="T1" style:family="text">
      <style:text-properties officeooo:rsid="002e939b"/>
    </style:style>
    <style:style style:name="T2" style:family="text">
      <style:text-properties style:font-name="Arial" fo:font-size="9pt" style:font-size-asian="9pt" style:font-name-complex="Arial"/>
    </style:style>
    <style:style style:name="T3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T4" style:family="text">
      <style:text-properties style:font-name="Arial" fo:font-size="11pt" fo:language="ca" fo:country="ES" fo:font-weight="bold" officeooo:rsid="003aa29d" style:font-size-asian="11pt" style:font-weight-asian="bold" style:font-size-complex="11pt" style:font-weight-complex="bold"/>
    </style:style>
    <style:style style:name="T5" style:family="text">
      <style:text-properties style:font-name="Arial" fo:font-size="11pt" fo:language="ca" fo:country="ES" fo:font-weight="bold" officeooo:rsid="0047b880" style:font-size-asian="11pt" style:font-weight-asian="bold" style:font-size-complex="11pt" style:font-weight-complex="bold"/>
    </style:style>
    <style:style style:name="T6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7" style:family="text">
      <style:text-properties style:font-name="Arial" fo:font-size="11pt" fo:font-weight="bold" officeooo:rsid="0047b880" style:font-size-asian="11pt" style:font-weight-asian="bold" style:font-size-complex="11pt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f8110" style:font-weight-asian="normal" style:font-weight-complex="normal"/>
    </style:style>
    <style:style style:name="T10" style:family="text">
      <style:text-properties fo:font-weight="normal" officeooo:rsid="00343c7c" style:font-weight-asian="normal" style:font-weight-complex="normal"/>
    </style:style>
    <style:style style:name="T11" style:family="text">
      <style:text-properties fo:font-weight="normal" officeooo:rsid="0037c9a8" style:font-weight-asian="normal" style:font-weight-complex="normal"/>
    </style:style>
    <style:style style:name="T12" style:family="text">
      <style:text-properties fo:font-weight="normal" officeooo:rsid="00447885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4072df"/>
    </style:style>
    <style:style style:name="T15" style:family="text">
      <style:text-properties officeooo:rsid="0047b880"/>
    </style:style>
    <style:style style:name="T16" style:family="text">
      <style:text-properties officeooo:rsid="003aa29d"/>
    </style:style>
    <style:style style:name="T17" style:family="text">
      <style:text-properties officeooo:rsid="0037c9a8"/>
    </style:style>
    <style:style style:name="T18" style:family="text">
      <style:text-properties officeooo:rsid="003f3856"/>
    </style:style>
    <style:style style:name="T19" style:family="text">
      <style:text-properties officeooo:rsid="00227169"/>
    </style:style>
    <style:style style:name="T20" style:family="text">
      <style:text-properties officeooo:rsid="004836be"/>
    </style:style>
    <style:style style:name="T21" style:family="text">
      <style:text-properties officeooo:rsid="004ad4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Pràctica <text:span text:style-name="T15">1</text:span>: <text:span text:style-name="T14">Programació Modular.</text:span></text:p>
      <text:p text:style-name="P3"><text:span text:style-name="T8">L’objectiu d’aquesta pràctica és </text:span><text:span text:style-name="T12">introduir a l'alumne als conceptes d</text:span><text:span text:style-name="T11">e programació descendent</text:span><text:span text:style-name="T10">, juntament amb els de subrutines</text:span><text:span text:style-name="T9">.</text:span></text:p>
      <text:p text:style-name="P4"/>
      <text:p text:style-name="P8"/>
      <text:p text:style-name="P15">Part 1</text:p>
      <text:p text:style-name="P9">Els programes següents han de <text:span text:style-name="T13">codificar-se amb Python.</text:span></text:p>
      <text:p text:style-name="P12"/>
      <text:p text:style-name="P13">Exercici <text:span text:style-name="T16">1</text:span>. Triangles</text:p>
      <text:p text:style-name="P10">Desenvolupa un programa que demani un nombre enter positiu i <text:span text:style-name="T17">cridi a una subrutina que</text:span> dibuixi <text:span text:style-name="T17">un triangle. <text:s/>El programa cridarà a la subrutina tantes vegades com el nombre enter introduït per l'usuari, </text:span>segons l'exemple següent on l'entrada és 2.</text:p>
      <text:p text:style-name="P17"><text:s text:c="4"/>.........9.........</text:p>
      <text:p text:style-name="P17"><text:s text:c="4"/>........898........</text:p>
      <text:p text:style-name="P17"><text:s text:c="4"/>.......78987.......</text:p>
      <text:p text:style-name="P17"><text:s text:c="4"/>......6789876......</text:p>
      <text:p text:style-name="P17"><text:s text:c="4"/>.....567898765.....</text:p>
      <text:p text:style-name="P17"><text:s text:c="4"/>....45678987654....</text:p>
      <text:p text:style-name="P17"><text:s text:c="4"/>...3456789876543...</text:p>
      <text:p text:style-name="P17"><text:s text:c="4"/>..234567898765432..</text:p>
      <text:p text:style-name="P17"><text:s text:c="4"/>.12345678987654321.</text:p>
      <text:p text:style-name="P17"><text:s text:c="4"/>0123456789876543210</text:p>
      <text:p text:style-name="P17"><text:s text:c="4"/>.........9.........</text:p>
      <text:p text:style-name="P17"><text:s text:c="4"/>........898........</text:p>
      <text:p text:style-name="P17"><text:s text:c="4"/>.......78987.......</text:p>
      <text:p text:style-name="P17"><text:s text:c="4"/>......6789876......</text:p>
      <text:p text:style-name="P17"><text:s text:c="4"/>.....567898765.....</text:p>
      <text:p text:style-name="P17"><text:s text:c="4"/>....45678987654....</text:p>
      <text:p text:style-name="P17"><text:s text:c="4"/>...3456789876543...</text:p>
      <text:p text:style-name="P17"><text:s text:c="4"/>..234567898765432..</text:p>
      <text:p text:style-name="P17"><text:s text:c="4"/>.12345678987654321.</text:p>
      <text:p text:style-name="P17"><text:s text:c="4"/>0123456789876543210</text:p>
      <text:p text:style-name="P10">Nota: <text:span text:style-name="T21">Si no els vas fer a la UF anterior, pots fer-ho amb una funció amb 10 instruccions del tipus:</text:span></text:p>
      <text:p text:style-name="P17"><text:s text:c="4"/><text:span text:style-name="T18">print</text:span> "....45678987654...."</text:p>
      <text:p text:style-name="P17"/>
      <text:p text:style-name="P17"/>
      <text:p text:style-name="P17"/>
      <text:p text:style-name="P17"><text:soft-page-break/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4">#!/usr/bin/env python</text:p>
            <text:p text:style-name="P24"># -*- coding: utf-8 -*-</text:p>
            <text:p text:style-name="P24"/>
            <text:p text:style-name="P24">def dibuja():</text:p>
            <text:p text:style-name="P24"><text:tab/>print(".........9.........")</text:p>
            <text:p text:style-name="P24"><text:tab/>print("........898........")</text:p>
            <text:p text:style-name="P24"><text:tab/>print(".......78987.......")</text:p>
            <text:p text:style-name="P24"><text:tab/>print("......6789876......")</text:p>
            <text:p text:style-name="P24"><text:tab/>print(".....567898765.....")</text:p>
            <text:p text:style-name="P24"><text:tab/>print("....45678987654....")</text:p>
            <text:p text:style-name="P24"><text:tab/>print("...3456789876543...")</text:p>
            <text:p text:style-name="P24"><text:tab/>print("..234567898765432..")</text:p>
            <text:p text:style-name="P24"><text:tab/>print(".12345678987654321.")</text:p>
            <text:p text:style-name="P24"><text:tab/>print("0123456789876543210")</text:p>
            <text:p text:style-name="P24"/>
            <text:p text:style-name="P24">intro = int(input("Introduce un numero: "))</text:p>
            <text:p text:style-name="P24"/>
            <text:p text:style-name="P24">for a in range(0,intro):</text:p>
            <text:p text:style-name="P24"><text:tab/>dibuja()</text:p>
          </table:table-cell>
        </table:table-row>
      </table:table>
      <text:p text:style-name="P11"/>
      <text:p text:style-name="P10"/>
      <text:p text:style-name="P14"/>
      <text:p text:style-name="P21">Exercici <text:span text:style-name="T16">2</text:span>: <text:span text:style-name="T19">Un quadrat de nombres</text:span></text:p>
      <text:p text:style-name="P10">Escriu un programa que demani un enter positiu més gran que 0 i <text:span text:style-name="T16">passi aquesta dada a una subrutina que </text:span>"dibuixi" un quadrat amb els nombres del 1 fins el valor de l'entrada. <text:s/>Per exemple, si l'entrada és 5, dibuixarà:</text:p>
      <text:p text:style-name="P17"><text:s text:c="4"/>1 2 3 4 5</text:p>
      <text:p text:style-name="P17"><text:s text:c="4"/>1 2 3 4 5</text:p>
      <text:p text:style-name="P17"><text:s text:c="4"/>1 2 3 4 5</text:p>
      <text:p text:style-name="P17"><text:s text:c="4"/>1 2 3 4 5</text:p>
      <text:p text:style-name="P17"><text:s text:c="4"/>1 2 3 4 5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9">#!/usr/bin/env python</text:p>
            <text:p text:style-name="P29"># -*- coding: utf-8 -*-</text:p>
            <text:p text:style-name="P29"><text:s/></text:p>
            <text:p text:style-name="P29">intro = int(input("Introduce un número mayor que 0: "))</text:p>
            <text:p text:style-name="P29"/>
            <text:p text:style-name="P29">def cuadrado():</text:p>
            <text:p text:style-name="P29"><text:tab/>if intro &gt; 0:</text:p>
            <text:p text:style-name="P29"><text:tab/><text:tab/>for a in range(1, intro +1):</text:p>
            <text:p text:style-name="P29"><text:tab/><text:tab/><text:tab/>for b in range(1,intro+1):</text:p>
            <text:p text:style-name="P29"><text:tab/><text:tab/><text:tab/><text:tab/>print(b, end=" ")</text:p>
            <text:p text:style-name="P29"><text:tab/><text:tab/><text:tab/>print()</text:p>
            <text:p text:style-name="P29"><text:tab/>else: </text:p>
            <text:p text:style-name="P29"><text:tab/><text:tab/>print("Solo números desde el 1: ")</text:p>
            <text:p text:style-name="P29"><text:tab/><text:tab/></text:p>
            <text:p text:style-name="P29">cuadrado()</text:p>
          </table:table-cell>
        </table:table-row>
      </table:table>
      <text:p text:style-name="P10"/>
      <text:p text:style-name="P10"/>
      <text:p text:style-name="P13">Exercici <text:span text:style-name="T16">3</text:span>. Un triangle de nombres</text:p>
      <text:p text:style-name="P10">Desenvolupa un programa que demani a l’usuari un nombre positiu més gran que 0. <text:s/>El programa <text:span text:style-name="T16">cridarà a una subrutina que </text:span>escriurà una línia per nombre entre el 1 i el nombre introduït (es a dir, creixentment). <text:s/>A cada línia escriurà tots els nombres des del nombre corresponent a la línia fins al 1. <text:s/>Ex. si l’entrada és 5 la sortida serà</text:p>
      <text:p text:style-name="P17"><text:s text:c="4"/>1</text:p>
      <text:p text:style-name="P17"><text:s text:c="4"/>2, 1</text:p>
      <text:p text:style-name="P17"><text:s text:c="4"/>3, 2, 1</text:p>
      <text:p text:style-name="P17"><text:s text:c="4"/>4, 3, 2, 1</text:p>
      <text:p text:style-name="P17"><text:s text:c="4"/>5, 4, 3, 2, 1</text:p>
      <text:p text:style-name="P10"/>
      <text:p text:style-name="P12"/>
      <text:p text:style-name="P9"><text:soft-page-break/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29">#!/usr/bin/env python</text:p>
            <text:p text:style-name="P29"># -*- coding: utf-8 -*-</text:p>
            <text:p text:style-name="P29"/>
            <text:p text:style-name="P29">def triangulo(intro):</text:p>
            <text:p text:style-name="P29"><text:tab/>if intro &gt; 0:</text:p>
            <text:p text:style-name="P29"><text:tab/><text:tab/>for a in range(0, intro, 1):</text:p>
            <text:p text:style-name="P29"><text:tab/><text:tab/><text:tab/>for b in range(a+1,0,-1):</text:p>
            <text:p text:style-name="P29"><text:tab/><text:tab/><text:tab/><text:tab/>print(b, end=" ")</text:p>
            <text:p text:style-name="P29"><text:tab/><text:tab/><text:tab/>print()</text:p>
            <text:p text:style-name="P29"><text:tab/>else:</text:p>
            <text:p text:style-name="P29"><text:tab/><text:tab/>print("Por favor, introduce un número a partir del 1 ")</text:p>
            <text:p text:style-name="P29"/>
            <text:p text:style-name="P29">intro = int(input("Introduce un número: "))</text:p>
            <text:p text:style-name="P29">triangulo(intro)</text:p>
          </table:table-cell>
        </table:table-row>
      </table:table>
      <text:p text:style-name="P9"/>
      <text:p text:style-name="P15">Part 2</text:p>
      <text:p text:style-name="P9"><text:span text:style-name="T15">Aquest exercicis han estat extrets de </text:span><text:a xlink:type="simple" xlink:href="http://librosweb.es/libro/algoritmos_python" text:style-name="Internet_20_link" text:visited-style-name="Visited_20_Internet_20_Link"><text:span text:style-name="T15">http://librosweb.es/libro/algoritmos_python</text:span></text:a><text:span text:style-name="T13">.</text:span></text:p>
      <text:p text:style-name="P8"/>
      <text:p text:style-name="P18"><text:span text:style-name="Strong_20_Emphasis"><text:span text:style-name="T4">Exercici </text:span></text:span><text:span text:style-name="Strong_20_Emphasis"><text:span text:style-name="T5">4</text:span></text:span></text:p>
      <text:p text:style-name="P16">Escriure dues funcions que permetin calcular:</text:p>
      <text:list xml:id="list3032521047303952723" text:style-name="L1">
        <text:list-item>
          <text:p text:style-name="P23">La quantitat de segons en un temps donat en hores, minuts i segons.</text:p>
        </text:list-item>
        <text:list-item>
          <text:p text:style-name="P25">La quantitat d'hores, minuts i segons d'un temps donat en segons.</text:p>
        </text:list-item>
      </text:list>
      <table:table table:name="Tabla4" table:style-name="Tabla4">
        <table:table-column table:style-name="Tabla4.A"/>
        <table:table-row>
          <table:table-cell table:style-name="Tabla4.A1" office:value-type="string">
            <text:p text:style-name="P29">#!/usr/bin/env python</text:p>
            <text:p text:style-name="P29"># -*- coding: utf-8 -*-</text:p>
            <text:p text:style-name="P29"/>
            <text:p text:style-name="P29">def a_sec(horas, minutos, segundos):</text:p>
            <text:p text:style-name="P29"><text:tab/>horas = horas * 3600</text:p>
            <text:p text:style-name="P29"><text:tab/>minutos = minutos * 60</text:p>
            <text:p text:style-name="P29"><text:tab/>general = horas + minutos + segundos</text:p>
            <text:p text:style-name="P29"><text:tab/>print(general, "Segundos")</text:p>
            <text:p text:style-name="P29"/>
            <text:p text:style-name="P29">horas=int(input("Introduce el numero de horas: "))</text:p>
            <text:p text:style-name="P29">minutos=int(input("Introduce los minutos: "))</text:p>
            <text:p text:style-name="P29">segundos=int(input("Introduce los segundos: "))</text:p>
            <text:p text:style-name="P29"><text:soft-page-break/></text:p>
            <text:p text:style-name="P29">a_sec(horas, minutos, segundos)</text:p>
            <text:p text:style-name="P29"/>
            <text:p text:style-name="P29">def de_seg(sec):</text:p>
            <text:p text:style-name="P29"><text:tab/>horas = int(sec/3600)</text:p>
            <text:p text:style-name="P29"><text:tab/>minutos = int((sec-(horas*3600))/60)</text:p>
            <text:p text:style-name="P29"><text:tab/>segundos = sec-((horas*3600)+(minutos*60))</text:p>
            <text:p text:style-name="P29"><text:tab/>print(str(horas)+"h "+str(minutos)+"m "+str(segundos)+"s")</text:p>
            <text:p text:style-name="P29"/>
            <text:p text:style-name="P29">sec = int(input("Introduce el número de segundos: "))</text:p>
            <text:p text:style-name="P29"/>
            <text:p text:style-name="P29">de_seg(sec)</text:p>
          </table:table-cell>
        </table:table-row>
      </table:table>
      <text:p text:style-name="P18"><text:span text:style-name="Strong_20_Emphasis"><text:span text:style-name="T4"/></text:span></text:p>
      <text:p text:style-name="P18"><text:span text:style-name="Strong_20_Emphasis"><text:span text:style-name="T4"/></text:span></text:p>
      <text:p text:style-name="P20"><text:span text:style-name="Strong_20_Emphasis"><text:span text:style-name="T4">Exercici </text:span></text:span><text:span text:style-name="Strong_20_Emphasis"><text:span text:style-name="T5">5</text:span></text:span></text:p>
      <text:p text:style-name="P19">Usant les funcions de l'exercici anterior, escriure un programa que llegeixi de teclat dos temps expressats en hores, minuts i segons; les sumeix i mostri el resultat en hores, minuts i segons per pantalla.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7">#!/usr/bin/env python</text:p>
            <text:p text:style-name="P27"># -*- coding: utf-8 -*-</text:p>
            <text:p text:style-name="P27"/>
            <text:p text:style-name="P27">def a_sec(horas, minutos, segundos):</text:p>
            <text:p text:style-name="P27"><text:tab/>horas = int((horas * 3600))</text:p>
            <text:p text:style-name="P27"><text:tab/>minutos = int((minutos * 60))</text:p>
            <text:p text:style-name="P27"><text:tab/>return(horas+minutos+segundos)</text:p>
            <text:p text:style-name="P27"/>
            <text:p text:style-name="P27">def de_seg(sec):</text:p>
            <text:p text:style-name="P27"><text:tab/>horas = int(sec/3600)</text:p>
            <text:p text:style-name="P27"><text:tab/>minutos = int((sec-(horas*3600))/60)</text:p>
            <text:p text:style-name="P27"><text:tab/>segundos = sec-((horas*3600)+(minutos*60))</text:p>
            <text:p text:style-name="P27"><text:tab/>print(str(horas)+"h "+str(minutos)+"m "+str(segundos)+"s")</text:p>
            <text:p text:style-name="P27"/>
            <text:p text:style-name="P27">horas = 0</text:p>
            <text:p text:style-name="P27">minutos = 0</text:p>
            <text:p text:style-name="P27">segundos = 0</text:p>
            <text:p text:style-name="P27"/>
            <text:p text:style-name="P27">for b in range(0,2,1):</text:p>
            <text:p text:style-name="P27"><text:tab/>horas = horas+int(input("Introduce las horas: "));</text:p>
            <text:p text:style-name="P27"><text:tab/>minutos = minutos+int(input("Introduce los minutos: "));</text:p>
            <text:p text:style-name="P27"><text:tab/>segundos = segundos+int(input("Introduce los segundos: "));</text:p>
            <text:p text:style-name="P27"/>
            <text:p text:style-name="P27">total = a_sec(horas, minutos, segundos)</text:p>
            <text:p text:style-name="P27">print(str(total)+"s")</text:p>
            <text:p text:style-name="P27">de_seg(total)</text:p>
          </table:table-cell>
        </table:table-row>
      </table:table>
      <text:p text:style-name="P18"><text:span text:style-name="Strong_20_Emphasis"><text:span text:style-name="T6"/></text:span></text:p>
      <text:p text:style-name="P18"><text:span text:style-name="Strong_20_Emphasis"><text:span text:style-name="T6"/></text:span></text:p>
      <text:p text:style-name="P18"><text:span text:style-name="Strong_20_Emphasis"><text:span text:style-name="T6"/></text:span></text:p>
      <text:p text:style-name="P18"><text:span text:style-name="Strong_20_Emphasis"><text:span text:style-name="T6"/></text:span></text:p>
      <text:p text:style-name="P18"><text:soft-page-break/><text:span text:style-name="Strong_20_Emphasis"><text:span text:style-name="T6">Exercici </text:span></text:span><text:span text:style-name="Strong_20_Emphasis"><text:span text:style-name="T7">6</text:span></text:span></text:p>
      <text:p text:style-name="P19">Escriure una funció que <text:span text:style-name="T20">donats</text:span> quatre nombres, retorni el major producte de dos d'ells. Per exemple, si rep els nombres 1, 5, -2, -4 ha de retornar 8, que és el producte més gran que es pot obtenir entre ells.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28">def factor(numA, numB, numC, numD):</text:p>
            <text:p text:style-name="P28"><text:tab/>A = numA*numB</text:p>
            <text:p text:style-name="P28"><text:tab/>B = numA*numC</text:p>
            <text:p text:style-name="P28"><text:tab/>C = numA*numD</text:p>
            <text:p text:style-name="P28"><text:tab/>D = numB*numC</text:p>
            <text:p text:style-name="P28"><text:tab/>E = numB*numD</text:p>
            <text:p text:style-name="P28"><text:tab/>F = numC*numD</text:p>
            <text:p text:style-name="P28"><text:tab/>return(max(A,B,C,D,E,F))</text:p>
            <text:p text:style-name="P28"><text:tab/></text:p>
            <text:p text:style-name="P28">numA = int(input("Introduce un número: "))</text:p>
            <text:p text:style-name="P28">numB = int(input("Introduce un número: "))</text:p>
            <text:p text:style-name="P28">numC = int(input("Introduce un número: "))</text:p>
            <text:p text:style-name="P28">numD = int(input("Introduce un número: "))</text:p>
            <text:p text:style-name="P28"/>
            <text:p text:style-name="P28">print(factor(numA,numB,numC,numD))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fo:color="#000000" style:font-name="CompactPlain" fo:font-family="CompactPlain, 'Times New Roman'" style:font-family-generic="roman" fo:font-size="11pt" fo:language="ca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font-size="10pt" fo:language="es" fo:country="ES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cm" loext:contextual-spacing="false" fo:keep-with-next="always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9pt" style:font-weight-complex="normal"/>
    </style:style>
    <style:style style:name="Heading_20_4" style:display-name="Heading 4" style:family="paragraph" style:parent-style-name="Standard" style:next-style-name="Standard" style:class="text">
      <style:paragraph-properties fo:margin-top="0.106cm" fo:margin-bottom="0cm" loext:contextual-spacing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fo:font-size="10pt" fo:language="en" fo:country="GB" style:font-size-asian="10pt" style:font-name-complex="Arial" style:font-family-complex="Arial" style:font-family-generic-complex="swiss" style:font-pitch-complex="variable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10pt" fo:language="es" fo:country="ES" fo:font-weight="normal" style:font-size-asian="10pt" style:font-weight-asian="normal" style:font-size-complex="10pt" style:font-weight-complex="norm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9pt" fo:language="es" fo:country="ES" fo:font-style="italic" fo:font-weight="normal" style:font-size-asian="9pt" style:font-style-asian="italic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Estilo1" style:family="paragraph" style:parent-style-name="Standard">
      <style:paragraph-properties fo:keep-together="auto"/>
    </style:style>
    <style:style style:name="Texto_20_independiente_20_2" style:display-name="Texto independiente 2" style:family="paragraph" style:parent-style-name="Standard">
      <style:paragraph-properties fo:line-height="100%" fo:text-align="justify" style:justify-single-word="false"/>
      <style:text-properties fo:color="#000000" style:font-name="Tahoma" fo:font-family="Tahoma" style:font-family-generic="swiss" style:font-pitch="variable" fo:font-size="12pt" fo:font-weight="normal" style:font-size-asian="12pt" style:font-weight-asian="normal" style:font-size-complex="10pt" style:font-weight-complex="normal"/>
    </style:style>
    <style:style style:name="Texto_20_independiente_20_3" style:display-name="Texto independiente 3" style:family="paragraph" style:parent-style-name="Standard">
      <style:paragraph-properties fo:line-height="100%"/>
      <style:text-properties fo:color="#000000" style:font-name="Arial" fo:font-family="Arial" style:font-family-generic="swiss" style:font-pitch="variable" fo:font-size="12pt" fo:font-weight="normal" style:font-size-asian="12pt" style:font-weight-asian="normal" style:font-name-complex="Arial" style:font-family-complex="Arial" style:font-family-generic-complex="swiss" style:font-pitch-complex="variable" style:font-size-complex="12pt" style:font-weight-complex="normal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/>
      <style:text-properties style:font-name="Arial" fo:font-family="Arial" style:font-family-generic="swiss" style:font-pitch="variable" fo:font-size="12pt" fo:language="es" fo:country="ES" fo:font-weight="normal" style:font-size-asian="12pt" style:font-weight-asian="normal" style:font-size-complex="12pt" style:font-weight-complex="normal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lfaen" fo:font-family="Sylfaen" style:font-family-generic="roman" style:font-pitch="variable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/>
      </text:outline-level-style>
      <text:outline-level-style text:level="2" style:num-suffix="." style:num-format="1" text:display-levels="2">
        <style:list-level-properties text:space-before="1.249cm" text:min-label-width="1.249cm"/>
      </text:outline-level-style>
      <text:outline-level-style text:level="3" style:num-suffix="." style:num-format="1" text:display-levels="3">
        <style:list-level-properties text:space-before="2.498cm" text:min-label-width="1.249cm"/>
      </text:outline-level-style>
      <text:outline-level-style text:level="4" style:num-suffix="." style:num-format="1" text:display-levels="4">
        <style:list-level-properties text:space-before="3.746cm" text:min-label-width="1.249cm"/>
      </text:outline-level-style>
      <text:outline-level-style text:level="5" style:num-suffix="." style:num-format="1" text:display-levels="5">
        <style:list-level-properties text:space-before="4.995cm" text:min-label-width="1.249cm"/>
      </text:outline-level-style>
      <text:outline-level-style text:level="6" style:num-suffix="." style:num-format="1" text:display-levels="6">
        <style:list-level-properties text:space-before="6.244cm" text:min-label-width="1.249cm"/>
      </text:outline-level-style>
      <text:outline-level-style text:level="7" style:num-suffix="." style:num-format="1" text:display-levels="7">
        <style:list-level-properties text:space-before="7.493cm" text:min-label-width="1.249cm"/>
      </text:outline-level-style>
      <text:outline-level-style text:level="8" style:num-suffix="." style:num-format="1" text:display-levels="8">
        <style:list-level-properties text:space-before="8.742cm" text:min-label-width="1.249cm"/>
      </text:outline-level-style>
      <text:outline-level-style text:level="9" style:num-suffix="." style:num-format="1" text:display-levels="9">
        <style:list-level-properties text:space-before="9.991cm" text:min-label-width="1.249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suffix="." style:num-format="1" text:display-levels="5">
        <style:list-level-properties text:space-before="4.995cm" text:min-label-width="1.249cm"/>
      </text:list-level-style-number>
      <text:list-level-style-number text:level="6" style:num-suffix="." style:num-format="1" text:display-levels="6">
        <style:list-level-properties text:space-before="6.244cm" text:min-label-width="1.249cm"/>
      </text:list-level-style-number>
      <text:list-level-style-number text:level="7" style:num-suffix="." style:num-format="1" text:display-levels="7">
        <style:list-level-properties text:space-before="7.493cm" text:min-label-width="1.249cm"/>
      </text:list-level-style-number>
      <text:list-level-style-number text:level="8" style:num-suffix="." style:num-format="1" text:display-levels="8">
        <style:list-level-properties text:space-before="8.742cm" text:min-label-width="1.249cm"/>
      </text:list-level-style-number>
      <text:list-level-style-number text:level="9" style:num-suffix="." style:num-format="1" text:display-levels="9">
        <style:list-level-properties text:space-before="9.991cm"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min-label-width="0.635cm"/>
      </text:list-level-style-number>
      <text:list-level-style-number text:level="2" style:num-prefix="4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start-value="3" text:display-levels="2">
        <style:list-level-properties text:space-before="1.249cm" text:min-label-width="1.27cm"/>
      </text:list-level-style-number>
      <text:list-level-style-number text:level="3" style:num-suffix="." style:num-format="1" text:display-levels="3">
        <style:list-level-properties text:space-before="2.498cm" text:min-label-width="1.27cm"/>
      </text:list-level-style-number>
      <text:list-level-style-number text:level="4" style:num-suffix="." style:num-format="1" text:display-levels="4">
        <style:list-level-properties text:space-before="3.747cm" text:min-label-width="1.905cm"/>
      </text:list-level-style-number>
      <text:list-level-style-number text:level="5" style:num-suffix="." style:num-format="1" text:display-levels="5">
        <style:list-level-properties text:space-before="4.995cm" text:min-label-width="1.905cm"/>
      </text:list-level-style-number>
      <text:list-level-style-number text:level="6" style:num-suffix="." style:num-format="1" text:display-levels="6">
        <style:list-level-properties text:space-before="6.244cm" text:min-label-width="2.54cm"/>
      </text:list-level-style-number>
      <text:list-level-style-number text:level="7" style:num-suffix="." style:num-format="1" text:display-levels="7">
        <style:list-level-properties text:space-before="7.493cm" text:min-label-width="2.54cm"/>
      </text:list-level-style-number>
      <text:list-level-style-number text:level="8" style:num-suffix="." style:num-format="1" text:display-levels="8">
        <style:list-level-properties text:space-before="8.742cm" text:min-label-width="3.175cm"/>
      </text:list-level-style-number>
      <text:list-level-style-number text:level="9" style:num-suffix="." style:num-format="1" text:display-levels="9">
        <style:list-level-properties text:space-before="9.99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prefix="1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1">
        <style:list-level-properties text:space-before="0.2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" style:num-format="1">
        <style:list-level-properties text:min-label-width="0.635cm"/>
      </text:list-level-style-number>
      <text:list-level-style-number text:level="2" style:num-prefix="1." style:num-format="1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▪">
        <style:list-level-properties text:space-before="0.635cm" text:min-label-width="0.635cm"/>
        <style:text-properties style:font-name="Sylfaen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>
        <style:list-level-properties text:min-label-width="0.635cm"/>
      </text:list-level-style-number>
      <text:list-level-style-number text:level="2" style:num-prefix="2.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2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prefix="3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3" style:family="table">
      <style:table-properties style:width="16.342cm" fo:margin-left="0.012cm" fo:margin-right="-0.004cm" table:align="margins" style:writing-mode="lr-tb"/>
    </style:style>
    <style:style style:name="Taula13.A" style:family="table-column">
      <style:table-column-properties style:column-width="13.462cm" style:rel-column-width="53984*"/>
    </style:style>
    <style:style style:name="Taula13.B" style:family="table-column">
      <style:table-column-properties style:column-width="2.88cm" style:rel-column-width="11551*"/>
    </style:style>
    <style:style style:name="Taula13.1" style:family="table-row">
      <style:table-row-properties style:min-row-height="2.085cm" fo:keep-together="auto"/>
    </style:style>
    <style:style style:name="Taula13.A1" style:family="table-cell">
      <style:table-cell-properties style:vertical-align="middle" fo:padding="0.101cm" fo:border-left="none" fo:border-right="none" fo:border-top="none" fo:border-bottom="0.5pt solid #000000" style:writing-mode="lr-tb"/>
    </style:style>
    <style:style style:name="Taula13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12" style:family="table">
      <style:table-properties style:width="16.342cm" fo:margin-left="0.012cm" fo:margin-right="-0.004cm" table:align="margins" style:writing-mode="lr-tb"/>
    </style:style>
    <style:style style:name="Taula12.A" style:family="table-column">
      <style:table-column-properties style:column-width="13.36cm" style:rel-column-width="53573*"/>
    </style:style>
    <style:style style:name="Taula12.B" style:family="table-column">
      <style:table-column-properties style:column-width="2.983cm" style:rel-column-width="11962*"/>
    </style:style>
    <style:style style:name="Taula12.1" style:family="table-row">
      <style:table-row-properties style:min-row-height="0.882cm" fo:keep-together="always"/>
    </style:style>
    <style:style style:name="Taula12.A1" style:family="table-cell">
      <style:table-cell-properties style:vertical-align="middle" fo:padding="0.101cm" fo:border="none" style:writing-mode="lr-tb"/>
    </style:style>
    <style:style style:name="Taula12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M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MP3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MP4" style:family="paragraph" style:parent-style-name="Footnote">
      <style:paragraph-properties fo:line-height="100%" style:snap-to-layout-grid="false"/>
    </style:style>
    <style:style style:name="MP5" style:family="paragraph" style:parent-style-name="Footnote">
      <style:text-properties fo:font-size="5pt" style:font-size-asian="5pt"/>
    </style:style>
    <style:style style:name="MT1" style:family="text">
      <style:text-properties officeooo:rsid="002e939b"/>
    </style:style>
    <style:style style:name="MT2" style:family="text">
      <style:text-properties style:font-name="Arial" fo:font-size="9pt" style:font-size-asian="9pt" style:font-name-complex="Arial"/>
    </style:style>
    <style:style style:name="MT3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501cm" fo:margin-bottom="0.501cm" fo:margin-left="2.401cm" fo:margin-right="2.247cm" style:writing-mode="lr-tb" style:layout-grid-color="#c0c0c0" style:layout-grid-lines="39" style:layout-grid-base-height="0.388cm" style:layout-grid-ruby-height="0.33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ula13" table:style-name="Taula13">
          <table:table-column table:style-name="Taula13.A"/>
          <table:table-column table:style-name="Taula13.B"/>
          <table:table-row table:style-name="Taula13.1">
            <table:table-cell table:style-name="Taula13.A1" office:value-type="string">
              <text:p text:style-name="MP1"><draw:frame draw:style-name="Mfr1" draw:name="gráficos1" text:anchor-type="paragraph" svg:x="13.716cm" svg:y="-0.388cm" svg:width="2.325cm" svg:height="1.953cm" draw:z-index="6"><draw:image xlink:href="Pictures/100000000000080000000800482B8425106B401F.jpg" xlink:type="simple" xlink:show="embed" xlink:actuate="onLoad"/></draw:frame>Programació.</text:p>
              <text:p text:style-name="MP2"><text:span text:style-name="MT1">Disseny Modular</text:span> - UF<text:span text:style-name="MT1">2</text:span></text:p>
            </table:table-cell>
            <table:table-cell table:style-name="Taula13.B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ula12" table:style-name="Taula12">
          <table:table-column table:style-name="Taula12.A"/>
          <table:table-column table:style-name="Taula12.B"/>
          <table:table-row table:style-name="Taula12.1">
            <table:table-cell table:style-name="Taula12.A1" office:value-type="string">
              <text:p text:style-name="MP4">Grau superior informàtica</text:p>
            </table:table-cell>
            <table:table-cell table:style-name="Taula12.B1" office:value-type="string">
              <text:p text:style-name="MP4"><text:span text:style-name="MT2">Pàgina </text:span><text:span text:style-name="MT3"><text:page-number text:select-page="current">5</text:page-number></text:span><text:span text:style-name="MT3"> de </text:span><text:span text:style-name="MT3"><text:page-count style:num-format="1">7</text:page-count></text:span></text:p>
            </table:table-cell>
          </table:table-row>
        </table:table>
        <text:p text:style-name="MP5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1</dc:title>
    <meta:initial-creator>Josep Vilardell</meta:initial-creator>
    <meta:creation-date>2011-09-13T17:29:00</meta:creation-date>
    <dc:date>2019-03-16T22:16:39.908112123</dc:date>
    <meta:print-date>2011-03-02T18:52:00</meta:print-date>
    <dc:language>ca-ES</dc:language>
    <meta:editing-cycles>80</meta:editing-cycles>
    <meta:editing-duration>PT14H49M24S</meta:editing-duration>
    <meta:document-statistic meta:table-count="8" meta:image-count="1" meta:object-count="0" meta:page-count="7" meta:paragraph-count="151" meta:word-count="715" meta:character-count="5178" meta:non-whitespace-character-count="4411"/>
    <meta:user-defined meta:name="Info 1"/>
    <meta:user-defined meta:name="Info 2"/>
    <meta:user-defined meta:name="Info 3"/>
    <meta:user-defined meta:name="Info 4"/>
  </office:meta>
</office:document-meta>
</file>